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+2" office:value-type="float" office:value="32" calcext:value-type="float">
            <text:p>3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1]+2" office:value-type="float" office:value="34" calcext:value-type="float">
            <text:p>3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2]+2" office:value-type="float" office:value="36" calcext:value-type="float">
            <text:p>3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3]+2" office:value-type="float" office:value="38" calcext:value-type="float">
            <text:p>3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4]+2" office:value-type="float" office:value="40" calcext:value-type="float">
            <text:p>40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]+2" office:value-type="float" office:value="42" calcext:value-type="float">
            <text:p>4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6]+2" office:value-type="float" office:value="44" calcext:value-type="float">
            <text:p>4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+2" office:value-type="float" office:value="46" calcext:value-type="float">
            <text:p>4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8]+2" office:value-type="float" office:value="48" calcext:value-type="float">
            <text:p>4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9]+2" office:value-type="float" office:value="50" calcext:value-type="float">
            <text:p>50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]+2" office:value-type="float" office:value="52" calcext:value-type="float">
            <text:p>5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]+2" office:value-type="float" office:value="54" calcext:value-type="float">
            <text:p>5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2]+2" office:value-type="float" office:value="56" calcext:value-type="float">
            <text:p>5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3]+2" office:value-type="float" office:value="58" calcext:value-type="float">
            <text:p>5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+2" office:value-type="float" office:value="60" calcext:value-type="float">
            <text:p>60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5]+2" office:value-type="float" office:value="62" calcext:value-type="float">
            <text:p>6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6]+2" office:value-type="float" office:value="64" calcext:value-type="float">
            <text:p>6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7]+2" office:value-type="float" office:value="66" calcext:value-type="float">
            <text:p>6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8]+2" office:value-type="float" office:value="68" calcext:value-type="float">
            <text:p>6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9]+2" office:value-type="float" office:value="70" calcext:value-type="float">
            <text:p>70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0]+2" office:value-type="float" office:value="72" calcext:value-type="float">
            <text:p>7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1]+2" office:value-type="float" office:value="74" calcext:value-type="float">
            <text:p>7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2]+2" office:value-type="float" office:value="76" calcext:value-type="float">
            <text:p>7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3]+2" office:value-type="float" office:value="78" calcext:value-type="float">
            <text:p>7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4]+2" office:value-type="float" office:value="80" calcext:value-type="float">
            <text:p>80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5]+2" office:value-type="float" office:value="82" calcext:value-type="float">
            <text:p>8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6]+2" office:value-type="float" office:value="84" calcext:value-type="float">
            <text:p>8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7]+2" office:value-type="float" office:value="86" calcext:value-type="float">
            <text:p>8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+2" office:value-type="float" office:value="88" calcext:value-type="float">
            <text:p>8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9]+2" office:value-type="float" office:value="90" calcext:value-type="float">
            <text:p>90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0]+2" office:value-type="float" office:value="92" calcext:value-type="float">
            <text:p>9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1]+2" office:value-type="float" office:value="94" calcext:value-type="float">
            <text:p>9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2]+2" office:value-type="float" office:value="96" calcext:value-type="float">
            <text:p>9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3]+2" office:value-type="float" office:value="98" calcext:value-type="float">
            <text:p>9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4]+2" office:value-type="float" office:value="100" calcext:value-type="float">
            <text:p>100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5]+2" office:value-type="float" office:value="102" calcext:value-type="float">
            <text:p>10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6]+2" office:value-type="float" office:value="104" calcext:value-type="float">
            <text:p>10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7]+2" office:value-type="float" office:value="106" calcext:value-type="float">
            <text:p>10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8]+2" office:value-type="float" office:value="108" calcext:value-type="float">
            <text:p>10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9]+2" office:value-type="float" office:value="110" calcext:value-type="float">
            <text:p>110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0]+2" office:value-type="float" office:value="112" calcext:value-type="float">
            <text:p>11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1]+2" office:value-type="float" office:value="114" calcext:value-type="float">
            <text:p>11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2]+2" office:value-type="float" office:value="116" calcext:value-type="float">
            <text:p>11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3]+2" office:value-type="float" office:value="118" calcext:value-type="float">
            <text:p>11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4]+2" office:value-type="float" office:value="120" calcext:value-type="float">
            <text:p>120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5]+2" office:value-type="float" office:value="122" calcext:value-type="float">
            <text:p>12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6]+2" office:value-type="float" office:value="124" calcext:value-type="float">
            <text:p>12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7]+2" office:value-type="float" office:value="126" calcext:value-type="float">
            <text:p>12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8]+2" office:value-type="float" office:value="128" calcext:value-type="float">
            <text:p>12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9]+2" office:value-type="float" office:value="130" calcext:value-type="float">
            <text:p>130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0]+2" office:value-type="float" office:value="132" calcext:value-type="float">
            <text:p>13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1]+2" office:value-type="float" office:value="134" calcext:value-type="float">
            <text:p>13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2]+2" office:value-type="float" office:value="136" calcext:value-type="float">
            <text:p>13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3]+2" office:value-type="float" office:value="138" calcext:value-type="float">
            <text:p>13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4]+2" office:value-type="float" office:value="140" calcext:value-type="float">
            <text:p>140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5]+2" office:value-type="float" office:value="142" calcext:value-type="float">
            <text:p>142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6]+2" office:value-type="float" office:value="144" calcext:value-type="float">
            <text:p>144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7]+2" office:value-type="float" office:value="146" calcext:value-type="float">
            <text:p>146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8]+2" office:value-type="float" office:value="148" calcext:value-type="float">
            <text:p>148</text:p>
          </table:table-cell>
          <table:table-cell office:value-type="string" calcext:value-type="string">
            <text:p>prehea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9]+2"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oak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0]+2" office:value-type="float" office:value="152" calcext:value-type="float">
            <text:p>152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1]+2" office:value-type="float" office:value="154" calcext:value-type="float">
            <text:p>154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2]+2" office:value-type="float" office:value="156" calcext:value-type="float">
            <text:p>156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3]+2" office:value-type="float" office:value="158" calcext:value-type="float">
            <text:p>158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4]+2" office:value-type="float" office:value="160" calcext:value-type="float">
            <text:p>160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5]+2" office:value-type="float" office:value="162" calcext:value-type="float">
            <text:p>162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6]+2" office:value-type="float" office:value="164" calcext:value-type="float">
            <text:p>164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7]+2" office:value-type="float" office:value="166" calcext:value-type="float">
            <text:p>166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8]+2" office:value-type="float" office:value="168" calcext:value-type="float">
            <text:p>168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9]+2" office:value-type="float" office:value="170" calcext:value-type="float">
            <text:p>170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0]+2" office:value-type="float" office:value="172" calcext:value-type="float">
            <text:p>172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1]+2" office:value-type="float" office:value="174" calcext:value-type="float">
            <text:p>174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2]+2" office:value-type="float" office:value="176" calcext:value-type="float">
            <text:p>176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3]+2" office:value-type="float" office:value="178" calcext:value-type="float">
            <text:p>178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4]+2" office:value-type="float" office:value="180" calcext:value-type="float">
            <text:p>180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5]+2" office:value-type="float" office:value="182" calcext:value-type="float">
            <text:p>182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6]+2" office:value-type="float" office:value="184" calcext:value-type="float">
            <text:p>184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7]+2" office:value-type="float" office:value="186" calcext:value-type="float">
            <text:p>186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8]+2" office:value-type="float" office:value="188" calcext:value-type="float">
            <text:p>188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9]+2" office:value-type="float" office:value="190" calcext:value-type="float">
            <text:p>190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0]+2" office:value-type="float" office:value="192" calcext:value-type="float">
            <text:p>192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1]+2" office:value-type="float" office:value="194" calcext:value-type="float">
            <text:p>194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2]+2" office:value-type="float" office:value="196" calcext:value-type="float">
            <text:p>196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3]+2" office:value-type="float" office:value="198" calcext:value-type="float">
            <text:p>198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4]+2" office:value-type="float" office:value="200" calcext:value-type="float">
            <text:p>200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5]+2" office:value-type="float" office:value="202" calcext:value-type="float">
            <text:p>202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6]+2" office:value-type="float" office:value="204" calcext:value-type="float">
            <text:p>204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7]+2" office:value-type="float" office:value="206" calcext:value-type="float">
            <text:p>206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8]+2" office:value-type="float" office:value="208" calcext:value-type="float">
            <text:p>208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9]+2" office:value-type="float" office:value="210" calcext:value-type="float">
            <text:p>210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0]+2" office:value-type="float" office:value="212" calcext:value-type="float">
            <text:p>212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1]+2" office:value-type="float" office:value="214" calcext:value-type="float">
            <text:p>214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2]+2" office:value-type="float" office:value="216" calcext:value-type="float">
            <text:p>216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3]+2" office:value-type="float" office:value="218" calcext:value-type="float">
            <text:p>218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4]+2" office:value-type="float" office:value="220" calcext:value-type="float">
            <text:p>220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5]+2" office:value-type="float" office:value="222" calcext:value-type="float">
            <text:p>222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6]+2" office:value-type="float" office:value="224" calcext:value-type="float">
            <text:p>224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7]+2" office:value-type="float" office:value="226" calcext:value-type="float">
            <text:p>226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8]+2" office:value-type="float" office:value="228" calcext:value-type="float">
            <text:p>228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9]+2" office:value-type="float" office:value="230" calcext:value-type="float">
            <text:p>230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0]+2" office:value-type="float" office:value="232" calcext:value-type="float">
            <text:p>232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1]+2" office:value-type="float" office:value="234" calcext:value-type="float">
            <text:p>234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2]+2" office:value-type="float" office:value="236" calcext:value-type="float">
            <text:p>236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3]+2" office:value-type="float" office:value="238" calcext:value-type="float">
            <text:p>238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4]+2" office:value-type="float" office:value="240" calcext:value-type="float">
            <text:p>240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5]-1.5" office:value-type="float" office:value="238.5" calcext:value-type="float">
            <text:p>238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6]-1.5" office:value-type="float" office:value="237" calcext:value-type="float">
            <text:p>237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7]-1.5" office:value-type="float" office:value="235.5" calcext:value-type="float">
            <text:p>235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8]-1.5" office:value-type="float" office:value="234" calcext:value-type="float">
            <text:p>234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59]-1.5" office:value-type="float" office:value="232.5" calcext:value-type="float">
            <text:p>232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0]-1.5" office:value-type="float" office:value="231" calcext:value-type="float">
            <text:p>231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1]-1.5" office:value-type="float" office:value="229.5" calcext:value-type="float">
            <text:p>229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2]-1.5" office:value-type="float" office:value="228" calcext:value-type="float">
            <text:p>228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3]-1.5" office:value-type="float" office:value="226.5" calcext:value-type="float">
            <text:p>226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4]-1.5" office:value-type="float" office:value="225" calcext:value-type="float">
            <text:p>22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5]-1.5" office:value-type="float" office:value="223.5" calcext:value-type="float">
            <text:p>223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6]-1.5" office:value-type="float" office:value="222" calcext:value-type="float">
            <text:p>222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7]-1.5" office:value-type="float" office:value="220.5" calcext:value-type="float">
            <text:p>220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8]-1.5" office:value-type="float" office:value="219" calcext:value-type="float">
            <text:p>219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69]-1.5" office:value-type="float" office:value="217.5" calcext:value-type="float">
            <text:p>217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0]-1.5" office:value-type="float" office:value="216" calcext:value-type="float">
            <text:p>216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1]-1.5" office:value-type="float" office:value="214.5" calcext:value-type="float">
            <text:p>214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2]-1.5" office:value-type="float" office:value="213" calcext:value-type="float">
            <text:p>213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3]-1.5" office:value-type="float" office:value="211.5" calcext:value-type="float">
            <text:p>211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4]-1.5" office:value-type="float" office:value="210" calcext:value-type="float">
            <text:p>210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5]-1.5" office:value-type="float" office:value="208.5" calcext:value-type="float">
            <text:p>208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6]-1.5" office:value-type="float" office:value="207" calcext:value-type="float">
            <text:p>207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7]-1.5" office:value-type="float" office:value="205.5" calcext:value-type="float">
            <text:p>205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8]-1.5" office:value-type="float" office:value="204" calcext:value-type="float">
            <text:p>204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79]-1.5" office:value-type="float" office:value="202.5" calcext:value-type="float">
            <text:p>202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0]-1.5" office:value-type="float" office:value="201" calcext:value-type="float">
            <text:p>201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1]-1.5" office:value-type="float" office:value="199.5" calcext:value-type="float">
            <text:p>199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2]-1.5" office:value-type="float" office:value="198" calcext:value-type="float">
            <text:p>198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3]-1.5" office:value-type="float" office:value="196.5" calcext:value-type="float">
            <text:p>196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4]-1.5" office:value-type="float" office:value="195" calcext:value-type="float">
            <text:p>19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5]-1.5" office:value-type="float" office:value="193.5" calcext:value-type="float">
            <text:p>193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6]-1.5" office:value-type="float" office:value="192" calcext:value-type="float">
            <text:p>192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7]-1.5" office:value-type="float" office:value="190.5" calcext:value-type="float">
            <text:p>190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8]-1.5" office:value-type="float" office:value="189" calcext:value-type="float">
            <text:p>189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89]-1.5" office:value-type="float" office:value="187.5" calcext:value-type="float">
            <text:p>187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0]-1.5" office:value-type="float" office:value="186" calcext:value-type="float">
            <text:p>186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1]-1.5" office:value-type="float" office:value="184.5" calcext:value-type="float">
            <text:p>184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2]-1.5" office:value-type="float" office:value="183" calcext:value-type="float">
            <text:p>183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3]-1.5" office:value-type="float" office:value="181.5" calcext:value-type="float">
            <text:p>181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4]-1.5" office:value-type="float" office:value="180" calcext:value-type="float">
            <text:p>180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5]-1.5" office:value-type="float" office:value="178.5" calcext:value-type="float">
            <text:p>178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6]-1.5" office:value-type="float" office:value="177" calcext:value-type="float">
            <text:p>177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7]-1.5" office:value-type="float" office:value="175.5" calcext:value-type="float">
            <text:p>175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8]-1.5" office:value-type="float" office:value="174" calcext:value-type="float">
            <text:p>174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299]-1.5" office:value-type="float" office:value="172.5" calcext:value-type="float">
            <text:p>172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0]-1.5" office:value-type="float" office:value="171" calcext:value-type="float">
            <text:p>171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1]-1.5" office:value-type="float" office:value="169.5" calcext:value-type="float">
            <text:p>169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2]-1.5" office:value-type="float" office:value="168" calcext:value-type="float">
            <text:p>168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3]-1.5" office:value-type="float" office:value="166.5" calcext:value-type="float">
            <text:p>166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4]-1.5" office:value-type="float" office:value="165" calcext:value-type="float">
            <text:p>16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5]-1.5" office:value-type="float" office:value="163.5" calcext:value-type="float">
            <text:p>163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6]-1.5" office:value-type="float" office:value="162" calcext:value-type="float">
            <text:p>162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7]-1.5" office:value-type="float" office:value="160.5" calcext:value-type="float">
            <text:p>160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8]-1.5" office:value-type="float" office:value="159" calcext:value-type="float">
            <text:p>159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09]-1.5" office:value-type="float" office:value="157.5" calcext:value-type="float">
            <text:p>157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0]-1.5" office:value-type="float" office:value="156" calcext:value-type="float">
            <text:p>156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1]-1.5" office:value-type="float" office:value="154.5" calcext:value-type="float">
            <text:p>154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2]-1.5" office:value-type="float" office:value="153" calcext:value-type="float">
            <text:p>153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3]-1.5" office:value-type="float" office:value="151.5" calcext:value-type="float">
            <text:p>151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4]-1.5" office:value-type="float" office:value="150" calcext:value-type="float">
            <text:p>150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5]-1.5" office:value-type="float" office:value="148.5" calcext:value-type="float">
            <text:p>148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6]-1.5" office:value-type="float" office:value="147" calcext:value-type="float">
            <text:p>147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7]-1.5" office:value-type="float" office:value="145.5" calcext:value-type="float">
            <text:p>145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8]-1.5" office:value-type="float" office:value="144" calcext:value-type="float">
            <text:p>144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19]-1.5" office:value-type="float" office:value="142.5" calcext:value-type="float">
            <text:p>142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0]-1.5" office:value-type="float" office:value="141" calcext:value-type="float">
            <text:p>141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1]-1.5" office:value-type="float" office:value="139.5" calcext:value-type="float">
            <text:p>139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2]-1.5" office:value-type="float" office:value="138" calcext:value-type="float">
            <text:p>138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3]-1.5" office:value-type="float" office:value="136.5" calcext:value-type="float">
            <text:p>136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4]-1.5" office:value-type="float" office:value="135" calcext:value-type="float">
            <text:p>13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5]-1.5" office:value-type="float" office:value="133.5" calcext:value-type="float">
            <text:p>133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6]-1.5" office:value-type="float" office:value="132" calcext:value-type="float">
            <text:p>132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7]-1.5" office:value-type="float" office:value="130.5" calcext:value-type="float">
            <text:p>130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8]-1.5" office:value-type="float" office:value="129" calcext:value-type="float">
            <text:p>129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29]-1.5" office:value-type="float" office:value="127.5" calcext:value-type="float">
            <text:p>127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0]-1.5" office:value-type="float" office:value="126" calcext:value-type="float">
            <text:p>126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1]-1.5" office:value-type="float" office:value="124.5" calcext:value-type="float">
            <text:p>124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2]-1.5" office:value-type="float" office:value="123" calcext:value-type="float">
            <text:p>123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3]-1.5" office:value-type="float" office:value="121.5" calcext:value-type="float">
            <text:p>121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4]-1.5" office:value-type="float" office:value="120" calcext:value-type="float">
            <text:p>120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5]-1.5" office:value-type="float" office:value="118.5" calcext:value-type="float">
            <text:p>118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6]-1.5" office:value-type="float" office:value="117" calcext:value-type="float">
            <text:p>117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7]-1.5" office:value-type="float" office:value="115.5" calcext:value-type="float">
            <text:p>115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8]-1.5" office:value-type="float" office:value="114" calcext:value-type="float">
            <text:p>114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39]-1.5" office:value-type="float" office:value="112.5" calcext:value-type="float">
            <text:p>112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0]-1.5" office:value-type="float" office:value="111" calcext:value-type="float">
            <text:p>111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1]-1.5" office:value-type="float" office:value="109.5" calcext:value-type="float">
            <text:p>109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2]-1.5" office:value-type="float" office:value="108" calcext:value-type="float">
            <text:p>108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3]-1.5" office:value-type="float" office:value="106.5" calcext:value-type="float">
            <text:p>106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4]-1.5" office:value-type="float" office:value="105" calcext:value-type="float">
            <text:p>10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5]-1.5" office:value-type="float" office:value="103.5" calcext:value-type="float">
            <text:p>103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6]-1.5" office:value-type="float" office:value="102" calcext:value-type="float">
            <text:p>102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7]-1.5" office:value-type="float" office:value="100.5" calcext:value-type="float">
            <text:p>100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8]-1.5" office:value-type="float" office:value="99" calcext:value-type="float">
            <text:p>99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49]-1.5" office:value-type="float" office:value="97.5" calcext:value-type="float">
            <text:p>97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0]-1.5" office:value-type="float" office:value="96" calcext:value-type="float">
            <text:p>96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1]-1.5" office:value-type="float" office:value="94.5" calcext:value-type="float">
            <text:p>94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2]-1.5" office:value-type="float" office:value="93" calcext:value-type="float">
            <text:p>93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3]-1.5" office:value-type="float" office:value="91.5" calcext:value-type="float">
            <text:p>91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4]-1.5" office:value-type="float" office:value="90" calcext:value-type="float">
            <text:p>90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5]-1.5" office:value-type="float" office:value="88.5" calcext:value-type="float">
            <text:p>88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6]-1.5" office:value-type="float" office:value="87" calcext:value-type="float">
            <text:p>87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7]-1.5" office:value-type="float" office:value="85.5" calcext:value-type="float">
            <text:p>85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8]-1.5" office:value-type="float" office:value="84" calcext:value-type="float">
            <text:p>84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59]-1.5" office:value-type="float" office:value="82.5" calcext:value-type="float">
            <text:p>82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0]-1.5" office:value-type="float" office:value="81" calcext:value-type="float">
            <text:p>81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1]-1.5" office:value-type="float" office:value="79.5" calcext:value-type="float">
            <text:p>79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2]-1.5" office:value-type="float" office:value="78" calcext:value-type="float">
            <text:p>78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3]-1.5" office:value-type="float" office:value="76.5" calcext:value-type="float">
            <text:p>76.5</text:p>
          </table:table-cell>
          <table:table-cell office:value-type="string" calcext:value-type="string">
            <text:p>cool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4]-1.5" office:value-type="float" office:value="75" calcext:value-type="float">
            <text:p>75</text:p>
          </table:table-cell>
          <table:table-cell office:value-type="string" calcext:value-type="string">
            <text:p>c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20:23:19.561000000</meta:creation-date>
    <dc:date>2014-03-31T20:36:13.951000000</dc:date>
    <meta:editing-duration>P0D</meta:editing-duration>
    <meta:editing-cycles>1</meta:editing-cycles>
    <meta:document-statistic meta:table-count="1" meta:cell-count="1095" meta:object-count="0"/>
    <meta:generator>LibreOffice/4.1.2.3$Windows_x86 LibreOffice_project/40b2d7fde7e8d2d7bc5a449dc65df4d08a7dd38</meta:generator>
  </office:meta>
</office:document-meta>
</file>